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text-align="center"/>
      <style:text-properties style:font-name="Arial" fo:font-size="26.7pt"/>
    </style:style>
    <style:style style:name="P2" style:family="paragraph" style:parent-style-name="Standard">
      <style:text-properties style:font-name="Times" fo:font-size="12.0pt"/>
    </style:style>
    <style:style style:name="P3" style:family="paragraph" style:parent-style-name="Standard">
      <style:paragraph-properties fo:text-align="center"/>
      <style:text-properties style:font-name="Arial" fo:font-size="14.7pt"/>
    </style:style>
    <style:style style:name="P4" style:family="paragraph" style:parent-style-name="Standard">
      <style:text-properties style:font-name="Arial" fo:font-size="17.3pt"/>
    </style:style>
    <style:style style:name="P5" style:family="paragraph" style:parent-style-name="Standard">
      <style:text-properties style:font-name="Arial" fo:font-size="14.7pt"/>
    </style:style>
    <style:style style:name="P6" style:family="paragraph" style:parent-style-name="Standard">
      <style:text-properties style:font-name="Arial" fo:font-size="14.7pt" fo:color="#103cc0"/>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4.7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letter-spacing="0.0000in" fo:color="#000000"/>
    </style:style>
    <style:style style:name="T4" style:family="text">
      <style:text-properties style:text-underline-style="solid" fo:letter-spacing="0.0000in"/>
    </style:style>
    <style:style style:name="T5" style:family="text">
      <style:text-properties fo:font-size="17.3pt" fo:font-size-asian="17.3pt" fo:font-size-complex="17.3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Casual Riders Vs. Subscription Members: Differences in Behavior</text:span></text:p>
      <text:p text:style-name="P2"><text:span text:style-name="T1"/></text:p>
      <text:p text:style-name="P3"><text:span text:style-name="T1">For Cyclistic bicycle sharing company, July 2025</text:span></text:p>
      <text:p text:style-name="P2"><text:span text:style-name="T1"/></text:p>
      <text:p text:style-name="P4"><text:span text:style-name="T2">Section 1: Project Overview</text:span></text:p>
      <text:p text:style-name="P2"><text:span text:style-name="T1"/></text:p>
      <text:p text:style-name="P5"><text:span text:style-name="T1">This analysis focuses on the behaviors of casual riders and subscription members who rode Cyclistic bikes in Chicago through their bike sharing service. The company would like to convert more casual riders to subscriptions, and tasked me with finding the ways in which the two groups behave differently. </text:span></text:p>
      <text:p text:style-name="P5"><text:span text:style-name="T1">The data has a single observation for each ride. The key information that is missing from this data is a way to identify the riders themselves: I will not be able to connect the individual rides to the person riding the bike.</text:span></text:p>
      <text:p text:style-name="P2"><text:span text:style-name="T1"/></text:p>
      <text:p text:style-name="P6"><text:span text:style-name="T3">I am using one year of data from </text:span><text:a xlink:type="simple" xlink:href="https://divvy-tripdata.s3.amazonaws.com/index.html"><text:span text:style-name="T4">https://divvy-tripdata.s3.amazonaws.com/index.html</text:span></text:a></text:p>
      <text:p text:style-name="P5"><text:span text:style-name="T1">for the time period from May 2024 through April 2025. This was the most recent data available when I first loaded the data into my table on June 2nd.</text:span></text:p>
      <text:p text:style-name="P2"><text:span text:style-name="T1"/></text:p>
      <text:p text:style-name="P6"><text:span text:style-name="T3">It was made available under this liscence: </text:span><text:a xlink:type="simple" xlink:href="https://divvybikes.com/data-license-agreement"><text:span text:style-name="T4">https://divvybikes.com/data-license-agreement</text:span></text:a></text:p>
      <text:p text:style-name="P2"><text:span text:style-name="T1"/></text:p>
      <text:p text:style-name="P5"><text:span text:style-name="T1">My goal for this project is to establish ways in which behavior differed between casual riders and subscription members, and to identify patterns that could potentially be relevant to the business goal of increasing the number of subscription members as a share of all riders.</text:span></text:p>
      <text:p text:style-name="P2"><text:span text:style-name="T1"/></text:p>
      <text:p text:style-name="P2"><text:span text:style-name="T1"/></text:p>
      <text:p text:style-name="P4"><text:span text:style-name="T2">Section 2: Preparation, Data Integrity, and ETL</text:span></text:p>
      <text:p text:style-name="P2"><text:span text:style-name="T1"/></text:p>
      <text:p text:style-name="P5"><text:span text:style-name="T1">I began this project by previewing the first and last months of the data in RStudio in order to determine the schema, and whether the columns were the same for the entire year. I then used PostgreSQL (by way of pgAdmin GUI) to clean and analyze the data. </text:span></text:p>
      <text:p text:style-name="P5"><text:span text:style-name="T1">First, I created a table for the entire year. I specified all the datatypes for the table, and included a check to ensure the locations specified by the starting and ending latitude and longitude columns were valid. </text:span></text:p>
      <text:p text:style-name="P5"><text:span text:style-name="T1">Once the table was specified, I loaded the data into it using SQL. The table is composed of 12 CSV files organized consecutively.</text:span></text:p>
      <text:p text:style-name="P2"><text:span text:style-name="T1"/></text:p>
      <text:p text:style-name="P5"><text:span text:style-name="T1">I then checked the data for cleanliness and validity. I used COUNT DISTINCT and GROUP BY statements in SQL to determine the number of unique values for the character fields, and searched for null values in every column. The data is very clean, and every observation has a value in the primary key column.</text:span></text:p>
      <text:p text:style-name="P2"><text:span text:style-name="T1"/></text:p>
      <text:p text:style-name="P5"><text:span text:style-name="T1">I used a few more basic queries to check for the total number of observations (5,735,884) and to generally explore and get a feel for the data. </text:span></text:p>
      <text:p text:style-name="P2"><text:span text:style-name="T1"/></text:p>
      <text:p text:style-name="P4"><text:span text:style-name="T2">Section 3: Data Transformation</text:span></text:p>
      <text:p text:style-name="P2"><text:span text:style-name="T1"/></text:p>
      <text:p text:style-name="P5"><text:span text:style-name="T1">The data table contains the following dimensions: ride type, start station, end station, and whether the rider is a subscription member; plus the start time and end time. There was no quantitative data immediately available in the data, and the raw timestamps were not useful in their current form. It was necessary to create some calculated columns. </text:span></text:p>
      <text:p text:style-name="P2"><text:span text:style-name="T1"/></text:p>
      <text:p text:style-name="P5"><text:span text:style-name="T1">I started with the quantitative measurements, because these can easily be used in every query without complicated grouping logic. I came up with three:</text:span></text:p>
      <text:list text:style-name="L1">
        <text:list-item>
          <text:p text:style-name="P7"><text:span text:style-name="T1">Number of rides, derived using the COUNT function.</text:span></text:p>
        </text:list-item>
      </text:list>
      <text:p text:style-name="P2"><text:span text:style-name="T1"/></text:p>
      <text:list text:style-name="L1">
        <text:list-item>
          <text:p text:style-name="P7"><text:span text:style-name="T1">Trip duration, derived by subtracting the start timestamp from the end timestamp and converting the interval to an EPOCH numeric datatype.</text:span></text:p>
        </text:list-item>
      </text:list>
      <text:p text:style-name="P2"><text:span text:style-name="T1"/></text:p>
      <text:list text:style-name="L1">
        <text:list-item>
          <text:p text:style-name="P7"><text:span text:style-name="T1">Absolute distance traveled, derived through a simple trigonometric formula using the starting and ending longitude and latitude. This formula operated on the assumption of a flat plane of coordinates, which I believe is appropriate for a set of locations concentrated in a single city.</text:span></text:p>
        </text:list-item>
      </text:list>
      <text:p text:style-name="P2"><text:span text:style-name="T1"/></text:p>
      <text:p text:style-name="P5"><text:span text:style-name="T1">I then ran a series of queries grouping the data in SQL by both membership cohort and each of the qualitative columns, with the three measurements included. This yielded limited insight, so I began transforming the qualitative columns as well. I created the following calculated qualitative columns for my analysis: </text:span></text:p>
      <text:p text:style-name="P2"><text:span text:style-name="T1"/></text:p>
      <text:list text:style-name="L1">
        <text:list-item>
          <text:p text:style-name="P7"><text:span text:style-name="T1">Month, extracted from the ride start timestamp</text:span></text:p>
        </text:list-item>
      </text:list>
      <text:p text:style-name="P2"><text:span text:style-name="T1"/></text:p>
      <text:list text:style-name="L1">
        <text:list-item>
          <text:p text:style-name="P7"><text:span text:style-name="T1">Day of week, extracted from the ride start timestamp</text:span></text:p>
        </text:list-item>
      </text:list>
      <text:p text:style-name="P2"><text:span text:style-name="T1"/></text:p>
      <text:list text:style-name="L1">
        <text:list-item>
          <text:p text:style-name="P7"><text:span text:style-name="T1">Hour, extracted from the ride start timestamp</text:span></text:p>
        </text:list-item>
      </text:list>
      <text:p text:style-name="P2"><text:span text:style-name="T1"/></text:p>
      <text:list text:style-name="L1">
        <text:list-item>
          <text:p text:style-name="P7"><text:span text:style-name="T1">Trip direction, derived using a CASE statement with a trigonometric function from the starting and ending longitude and latitude</text:span></text:p>
        </text:list-item>
      </text:list>
      <text:p text:style-name="P2"><text:span text:style-name="T1"/></text:p>
      <text:list text:style-name="L1">
        <text:list-item>
          <text:p text:style-name="P7"><text:span text:style-name="T1">Neighborhood. This was created by spatial-joining my table to a GIS geometry table that I found on the City of Chicago website (link: https://data.cityofchicago.org/Facilities-Geographic-Boundaries/Boundaries-Neighborhoods/bbvz-uum9). </text:span></text:p>
        </text:list-item>
      </text:list>
      <text:p text:style-name="P5"><text:span text:style-name="T1"><text:tab/></text:span></text:p>
      <text:p text:style-name="P2"><text:span text:style-name="T1"/></text:p>
      <text:p text:style-name="P2"><text:span text:style-name="T1"/></text:p>
      <text:p text:style-name="P2"><text:span text:style-name="T1"/></text:p>
      <text:p text:style-name="P4"><text:span text:style-name="T2">Section 4: Analysis</text:span></text:p>
      <text:p text:style-name="P2"><text:span text:style-name="T1"/></text:p>
      <text:p text:style-name="P4"><text:span text:style-name="T2">Section 5: Conclusions</text:span></text:p>
      <text:p text:style-name="P2"><text:span text:style-name="T1"/></text:p>
      <text:p text:style-name="P4"><text:span text:style-name="T2">Section 6: Business Recommendations</text:span></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6</meta:generator>
  </office:meta>
</office:document-meta>
</file>